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39bc" officeooo:paragraph-rsid="00123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DE CADRAGE</text:p>
      <text:p text:style-name="P1"/>
      <text:p text:style-name="P1">1) Description de l’équipe et rôle de chacun</text:p>
      <text:p text:style-name="P1">Les rôles ne sont pas vraiment définis , chacun peut s’intéresser à plusieurs parties du projet</text:p>
      <text:p text:style-name="P1">- Léo : Programmation / mapping</text:p>
      <text:p text:style-name="P1">- Loïc : Graphiste</text:p>
      <text:p text:style-name="P1">- Thibaut : Programmation / s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9T08:27:23.151000000</meta:creation-date>
    <dc:date>2021-02-09T08:49:51.097000000</dc:date>
    <meta:editing-duration>PT12M17S</meta:editing-duration>
    <meta:editing-cycles>1</meta:editing-cycles>
    <meta:document-statistic meta:table-count="0" meta:image-count="0" meta:object-count="0" meta:page-count="1" meta:paragraph-count="6" meta:word-count="43" meta:character-count="234" meta:non-whitespace-character-count="197"/>
    <meta:generator>LibreOffice/6.4.3.2$Windows_X86_64 LibreOffice_project/747b5d0ebf89f41c860ec2a39efd7cb15b54f2d8</meta:generator>
  </office:meta>
</office:document-meta>
</file>